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02453" officeooo:paragraph-rsid="00002453"/>
    </style:style>
    <style:style style:name="P2" style:family="paragraph" style:parent-style-name="Standard">
      <style:text-properties officeooo:rsid="0001ed1b" officeooo:paragraph-rsid="0001ed1b"/>
    </style:style>
    <style:style style:name="P3" style:family="paragraph" style:parent-style-name="Standard" style:list-style-name="L1">
      <style:text-properties officeooo:rsid="0001ed1b" officeooo:paragraph-rsid="0001ed1b"/>
    </style:style>
    <style:style style:name="P4" style:family="paragraph" style:parent-style-name="Standard" style:list-style-name="L1">
      <style:text-properties officeooo:paragraph-rsid="0001ed1b"/>
    </style:style>
    <style:style style:name="P5" style:family="paragraph" style:parent-style-name="Standard" style:list-style-name="L2">
      <style:text-properties officeooo:rsid="00039ff3" officeooo:paragraph-rsid="00039ff3"/>
    </style:style>
    <style:style style:name="P6" style:family="paragraph" style:parent-style-name="Standard" style:list-style-name="L4">
      <style:text-properties officeooo:rsid="00039ff3" officeooo:paragraph-rsid="00039ff3"/>
    </style:style>
    <style:style style:name="P7" style:family="paragraph" style:parent-style-name="Standard">
      <style:text-properties officeooo:rsid="00039ff3" officeooo:paragraph-rsid="00039ff3"/>
    </style:style>
    <style:style style:name="P8" style:family="paragraph" style:parent-style-name="Standard" style:list-style-name="L3">
      <style:text-properties officeooo:paragraph-rsid="0001ed1b"/>
    </style:style>
    <style:style style:name="P9" style:family="paragraph" style:parent-style-name="Standard">
      <style:text-properties officeooo:paragraph-rsid="0001ed1b"/>
    </style:style>
    <style:style style:name="P10" style:family="paragraph" style:parent-style-name="Standard">
      <style:text-properties officeooo:rsid="0006c5b0" officeooo:paragraph-rsid="0006c5b0"/>
    </style:style>
    <style:style style:name="P11" style:family="paragraph" style:parent-style-name="Standard" style:list-style-name="L5">
      <style:text-properties officeooo:rsid="0006c5b0" officeooo:paragraph-rsid="0006c5b0"/>
    </style:style>
    <style:style style:name="P12" style:family="paragraph" style:parent-style-name="Standard" style:list-style-name="L5">
      <style:text-properties officeooo:paragraph-rsid="0006c5b0"/>
    </style:style>
    <style:style style:name="P13" style:family="paragraph" style:parent-style-name="Standard">
      <style:text-properties officeooo:rsid="0006c7c1" officeooo:paragraph-rsid="0006c7c1"/>
    </style:style>
    <style:style style:name="P14" style:family="paragraph" style:parent-style-name="Standard" style:list-style-name="L6">
      <style:text-properties officeooo:rsid="0006c7c1" officeooo:paragraph-rsid="0006c7c1"/>
    </style:style>
    <style:style style:name="P15" style:family="paragraph" style:parent-style-name="Standard" style:list-style-name="L7">
      <style:text-properties officeooo:rsid="0006c7c1" officeooo:paragraph-rsid="0006c7c1"/>
    </style:style>
    <style:style style:name="P16" style:family="paragraph" style:parent-style-name="Standard" style:list-style-name="L8">
      <style:text-properties officeooo:rsid="0007211e" officeooo:paragraph-rsid="0007211e"/>
    </style:style>
    <style:style style:name="P17" style:family="paragraph" style:parent-style-name="Standard">
      <style:text-properties officeooo:rsid="0007211e" officeooo:paragraph-rsid="0007211e"/>
    </style:style>
    <style:style style:name="P18" style:family="paragraph" style:parent-style-name="Standard" style:list-style-name="L9">
      <style:text-properties officeooo:rsid="0007211e" officeooo:paragraph-rsid="0007211e"/>
    </style:style>
    <style:style style:name="T1" style:family="text">
      <style:text-properties officeooo:rsid="0001ed1b"/>
    </style:style>
    <style:style style:name="T2" style:family="text">
      <style:text-properties officeooo:rsid="0006c5b0"/>
    </style:style>
    <text:list-style style:name="L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8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9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it Reset and Git revert</text:p>
      <text:list xml:id="list2758255917" text:style-name="L2">
        <text:list-item>
          <text:p text:style-name="P5">Git Reset</text:p>
        </text:list-item>
      </text:list>
      <text:list xml:id="list1502918686" text:style-name="L1">
        <text:list-header>
          <text:p text:style-name="P4"/>
        </text:list-header>
        <text:list-item>
          <text:p text:style-name="P4"><text:span text:style-name="T1">To reset Staging area </text:span></text:p>
          <text:p text:style-name="P3">git reset &lt;filename&gt; Press Enter Key </text:p>
          <text:p text:style-name="P3">git reset . Press Enter Key </text:p>
        </text:list-item>
        <text:list-item>
          <text:p text:style-name="P3">To reset the changes from both staging area and working area directory at a time</text:p>
          <text:p text:style-name="P3">git reset –hard</text:p>
        </text:list-item>
      </text:list>
      <text:p text:style-name="P2"/>
      <text:list xml:id="list2305766988" text:style-name="L3">
        <text:list-item>
          <text:p text:style-name="P8"><text:span text:style-name="T1"><text:s/>Git Revert </text:span></text:p>
        </text:list-item>
      </text:list>
      <text:p text:style-name="P9"/>
      <text:list xml:id="list2943277504" text:style-name="L4">
        <text:list-item>
          <text:p text:style-name="P6">The revert command help you undo an existing commit.</text:p>
        </text:list-item>
        <text:list-item>
          <text:p text:style-name="P6">It does not delete any data in the process instead rather git created a new commit with the include files revert to their previous state so, GIT history moves forward while the state of your file moves backwards </text:p>
        </text:list-item>
        <text:list-item>
          <text:p text:style-name="P6">Syntax - : git revert commit-id</text:p>
        </text:list-item>
        <text:list-item>
          <text:p text:style-name="P6">after them we provide a new message message to skip previous commit.</text:p>
        </text:list-item>
      </text:list>
      <text:p text:style-name="P7"/>
      <text:p text:style-name="P10">How To Remove Untracked files..</text:p>
      <text:p text:style-name="P10"><text:tab/></text:p>
      <text:list xml:id="list1291320671" text:style-name="L5">
        <text:list-item>
          <text:p text:style-name="P12"><text:span text:style-name="T2"><text:s/>git clean -n (dry run)</text:span></text:p>
        </text:list-item>
        <text:list-item>
          <text:p text:style-name="P11">git clean -f (force fully)</text:p>
        </text:list-item>
      </text:list>
      <text:p text:style-name="P10"/>
      <text:p text:style-name="P13">Tag Operation allows giving meanigful names to a specific in the repository.</text:p>
      <text:p text:style-name="P13"/>
      <text:list xml:id="list2173181675" text:style-name="L6">
        <text:list-item>
          <text:p text:style-name="P14">To apply Tag </text:p>
          <text:p text:style-name="P14">git tag -a &lt;tag name&gt; -m &lt;message&gt; &lt;commit-ID&gt;</text:p>
        </text:list-item>
      </text:list>
      <text:p text:style-name="P2"><text:tab/></text:p>
      <text:list xml:id="list1444096929" text:style-name="L7">
        <text:list-item>
          <text:p text:style-name="P15">To see the list of tags</text:p>
          <text:p text:style-name="P15">git tag</text:p>
        </text:list-item>
      </text:list>
      <text:p text:style-name="P13"/>
      <text:list xml:id="list2438179391" text:style-name="L8">
        <text:list-item>
          <text:p text:style-name="P16">To see particular commit content by using tag</text:p>
          <text:p text:style-name="P16">git show &lt;tag name&gt;</text:p>
        </text:list-item>
      </text:list>
      <text:p text:style-name="P17"/>
      <text:list xml:id="list3703052444" text:style-name="L9">
        <text:list-item>
          <text:p text:style-name="P18">To Delete a Tag</text:p>
          <text:p text:style-name="P18">git tag -d &lt;tag name&gt;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5-14T09:08:37.764851130</meta:creation-date>
    <dc:date>2021-05-14T10:24:40.614114879</dc:date>
    <meta:editing-duration>PT35M29S</meta:editing-duration>
    <meta:editing-cycles>7</meta:editing-cycles>
    <meta:generator>LibreOffice/6.0.7.3$Linux_X86_64 LibreOffice_project/00m0$Build-3</meta:generator>
    <meta:document-statistic meta:table-count="0" meta:image-count="0" meta:object-count="0" meta:page-count="1" meta:paragraph-count="27" meta:word-count="197" meta:character-count="959" meta:non-whitespace-character-count="798"/>
  </office:meta>
</office:document-meta>
</file>